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officeooo:rsid="000b03d6" officeooo:paragraph-rsid="000b03d6"/>
    </style:style>
    <style:style style:name="P2" style:family="paragraph" style:parent-style-name="Standard">
      <style:text-properties fo:color="#3465a4" officeooo:rsid="000b9e8b" officeooo:paragraph-rsid="000b9e8b"/>
    </style:style>
    <style:style style:name="P3" style:family="paragraph" style:parent-style-name="Standard">
      <style:text-properties fo:color="#3465a4" officeooo:rsid="000cbfd8" officeooo:paragraph-rsid="000cbfd8"/>
    </style:style>
    <style:style style:name="P4" style:family="paragraph" style:parent-style-name="Standard">
      <style:text-properties fo:color="#3465a4" officeooo:rsid="00123c2b" officeooo:paragraph-rsid="00123c2b"/>
    </style:style>
    <style:style style:name="P5" style:family="paragraph" style:parent-style-name="Standard">
      <style:text-properties fo:color="#3465a4" officeooo:rsid="00103dba" officeooo:paragraph-rsid="00103dba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text-align="center" style:justify-single-word="false"/>
      <style:text-properties fo:color="#3465a4" fo:font-size="16pt" style:text-underline-style="solid" style:text-underline-width="auto" style:text-underline-color="font-color" officeooo:rsid="00157e43" officeooo:paragraph-rsid="00157e43" style:font-size-asian="16pt" style:font-size-complex="16pt"/>
    </style:style>
    <style:style style:name="T1" style:family="text">
      <style:text-properties officeooo:rsid="000ddb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incena 4</text:p>
      <text:p text:style-name="P6"/>
      <text:p text:style-name="P6">Ejercicio 5.5</text:p>
      <text:p text:style-name="Standard">Tras hacer la práctica guiada 4 (apartado 3.2.1): </text:p>
      <text:p text:style-name="Standard"/>
      <text:p text:style-name="Standard">¿Podrá el usuario USU1 acceder a la tabla DEPT de SCOTT ? </text:p>
      <text:p text:style-name="P5">Si por que le hemos aplicado el rol ROL1</text:p>
      <text:p text:style-name="Standard">¿Y el usuario USU2 ? </text:p>
      <text:p text:style-name="P4">No por que solo le hemos concedido el ROL1 solo permite conectar y crear tablas</text:p>
      <text:p text:style-name="Standard"/>
      <text:p text:style-name="Standard">Recuerda que el privilegio de objeto sobre SCOTT.DEPT se ha dado al rol ROL1 "después" de conceder este rol a los usuarios USU1 y USU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32:00.073000000</meta:creation-date>
    <dc:date>2018-11-05T09:49:01.836000000</dc:date>
    <meta:editing-duration>PT6H27M16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8" meta:word-count="78" meta:character-count="405" meta:non-whitespace-character-count="332"/>
  </office:meta>
</office:document-meta>
</file>